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FB700000AA65FB3B254.svm"/>
  <manifest:file-entry manifest:media-type="" manifest:full-path="Pictures/20000007000045750000238F1EF5BBA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</style:style>
    <style:style style:name="P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5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  <style:style style:name="gr2" style:family="graphic">
      <style:graphic-properties style:protect="position siz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 style:data-style-name="C8106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draw:wrap-influence-on-position="once-concurrent"/>
    </style:style>
    <style:style style:name="gr7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8" style:family="graphic">
      <style:graphic-properties style:vertical-pos="from-top" style:vertical-rel="page" style:horizontal-pos="from-left" style:horizontal-rel="paragraph" draw:wrap-influence-on-position="once-concurrent" style:flow-with-text="false"/>
    </style:style>
    <number:date-style style:name="C8106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text form:name="Text Box 2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Formatted Field 1" form:control-implementation="ooo:com.sun.star.form.component.Formatted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button form:name="Push Button 1" form:control-implementation="ooo:com.sun.star.form.component.CommandButton" xml:id="control3" form:id="control3" form:label="Push Button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radio form:name="Colors_Enum" form:control-implementation="ooo:com.sun.star.form.component.RadioButton" xml:id="control4" form:id="control4" form:label="Red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Colors_Enum" form:control-implementation="ooo:com.sun.star.form.component.RadioButton" xml:id="control5" form:id="control5" form:label="Bl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Colors_Enum" form:control-implementation="ooo:com.sun.star.form.component.RadioButton" xml:id="control6" form:id="control6" form:label="Gre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field_Byt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eld_Char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eld_Char_Arra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eld_Byte_Nullabl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eld_Char_Nullabl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eld_SByte_Nullabl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eld_SByt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field_DateTime" form:control-implementation="ooo:com.sun.star.form.component.DateField" xml:id="control14" form:id="control14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formatted-text form:name="field_Decimal" form:control-implementation="ooo:com.sun.star.form.component.NumericField" xml:id="control15" form:id="control15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Numeric Field 2" form:control-implementation="ooo:com.sun.star.form.component.NumericField" xml:id="control16" form:id="control16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Double" form:control-implementation="ooo:com.sun.star.form.component.NumericField" xml:id="control17" form:id="control17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Int16" form:control-implementation="ooo:com.sun.star.form.component.NumericField" xml:id="control18" form:id="control18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Int32" form:control-implementation="ooo:com.sun.star.form.component.NumericField" xml:id="control19" form:id="control19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Int64" form:control-implementation="ooo:com.sun.star.form.component.NumericField" xml:id="control20" form:id="control20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UInt64" form:control-implementation="ooo:com.sun.star.form.component.NumericField" xml:id="control21" form:id="control21" form:validation="true" form:min-value="0" form:max-value="1.84467440737096E+019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UInt32" form:control-implementation="ooo:com.sun.star.form.component.NumericField" xml:id="control22" form:id="control22" form:validation="true" form:min-value="0" form:max-value="4294967295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UInt16" form:control-implementation="ooo:com.sun.star.form.component.NumericField" xml:id="control23" form:id="control23" form:validation="true" form:min-value="0" form:max-value="65535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Single" form:control-implementation="ooo:com.sun.star.form.component.NumericField" xml:id="control24" form:id="control24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UInt64_Nullable" form:control-implementation="ooo:com.sun.star.form.component.NumericField" xml:id="control25" form:id="control25" form:validation="true" form:min-value="0" form:max-value="1.84467440737096E+019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UInt32_Nullable" form:control-implementation="ooo:com.sun.star.form.component.NumericField" xml:id="control26" form:id="control26" form:validation="true" form:min-value="0" form:max-value="4294967295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UInt16_Nullable" form:control-implementation="ooo:com.sun.star.form.component.NumericField" xml:id="control27" form:id="control27" form:validation="true" form:min-value="0" form:max-value="65535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Single_Nullable" form:control-implementation="ooo:com.sun.star.form.component.NumericField" xml:id="control28" form:id="control28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Int64_Nullable" form:control-implementation="ooo:com.sun.star.form.component.NumericField" xml:id="control29" form:id="control29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Int32_Nullable" form:control-implementation="ooo:com.sun.star.form.component.NumericField" xml:id="control30" form:id="control30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Int16_Nullable" form:control-implementation="ooo:com.sun.star.form.component.NumericField" xml:id="control31" form:id="control31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Double_Nullable" form:control-implementation="ooo:com.sun.star.form.component.NumericField" xml:id="control32" form:id="control32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eld_Decimal_Nullable" form:control-implementation="ooo:com.sun.star.form.component.NumericField" xml:id="control33" form:id="control33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date form:name="field_DateTime" form:control-implementation="ooo:com.sun.star.form.component.DateField" xml:id="control34" form:id="control34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checkbox form:name="field_Boolean" form:control-implementation="ooo:com.sun.star.form.component.CheckBox" xml:id="control35" form:id="control35" form:label="field_Boolea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field_Boolean_Nullable" form:control-implementation="ooo:com.sun.star.form.component.CheckBox" xml:id="control36" form:id="control36" form:label="field_Boolean_Nullabl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field_Strin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2" draw:z-index="38" draw:style-name="gr8" draw:text-style-name="P4" svg:width="1.8551in" svg:height="0.1614in" svg:x="2.7563in" svg:y="1.1453in" draw:control="control37"/>
      <text:p text:style-name="P1"><draw:frame draw:style-name="fr1" draw:name="graphics1" text:anchor-type="paragraph" svg:width="3.661in" svg:height="1.8744in" draw:z-index="0"><draw:image xlink:href="Pictures/20000007000045750000238F1EF5BBAC.svm" xlink:type="simple" xlink:show="embed" xlink:actuate="onLoad"/></draw:frame></text:p>
      <text:p text:style-name="P1"/>
      <text:p text:style-name="P1"><draw:frame draw:style-name="fr2" draw:name="graphics2" text:anchor-type="paragraph" svg:x="4.6098in" svg:y="0.1417in" svg:width="1.5839in" svg:height="1.0728in" draw:z-index="1"><draw:image xlink:href="Pictures/2000000700000FB700000AA65FB3B254.svm" xlink:type="simple" xlink:show="embed" xlink:actuate="onLoad"/></draw:frame></text:p>
      <text:p text:style-name="P1"/>
      <text:p text:style-name="P1"><draw:control text:anchor-type="paragraph" draw:z-index="2" draw:style-name="gr1" draw:text-style-name="P4" svg:width="4.0004in" svg:height="0.2504in" svg:x="0.0201in" svg:y="0.1799in" draw:control="control1"/>Standard Textbox</text:p>
      <text:p text:style-name="P1"/>
      <text:p text:style-name="P1"/>
      <text:p text:style-name="P1">Formatted Textbox</text:p>
      <text:p text:style-name="P1"><draw:control text:anchor-type="as-char" draw:z-index="3" draw:style-name="gr2" draw:text-style-name="P4" svg:width="4.0004in" svg:height="0.2504in" draw:control="control2"/></text:p>
      <text:p text:style-name="P1"/>
      <text:p text:style-name="P1"><draw:control text:anchor-type="paragraph" draw:z-index="4" draw:style-name="gr1" draw:text-style-name="P5" svg:width="1.5004in" svg:height="0.2504in" svg:x="0.0201in" svg:y="0.1744in" draw:control="control3"/>Button</text:p>
      <text:p text:style-name="P1"/>
      <text:p text:style-name="P1"/>
      <text:p text:style-name="P1"/>
      <text:p text:style-name="P1">Radio Buttons</text:p>
      <text:p text:style-name="P1"><draw:control text:anchor-type="as-char" svg:y="-0.0299in" draw:z-index="5" draw:style-name="gr3" draw:text-style-name="P4" svg:width="4.0004in" svg:height="0.2504in" draw:control="control4"/></text:p>
      <text:p text:style-name="P1"><draw:control text:anchor-type="as-char" svg:y="-0.0299in" draw:z-index="6" draw:style-name="gr3" draw:text-style-name="P4" svg:width="4.0004in" svg:height="0.2504in" draw:control="control5"/><draw:control text:anchor-type="as-char" svg:y="-0.0299in" draw:z-index="7" draw:style-name="gr3" draw:text-style-name="P4" svg:width="4.0004in" svg:height="0.2504in" draw:control="control6"/></text:p>
      <text:p text:style-name="P1"><text:span text:style-name="T1">System.Boolean field_Boolean:</text:span><text:span text:style-name="T1"><draw:control text:anchor-type="as-char" draw:z-index="36" draw:style-name="gr7" draw:text-style-name="P4" svg:width="2.6406in" svg:height="0.1622in" draw:control="control35"/></text:span></text:p>
      <text:p text:style-name="P2">System.Byte field_Byte:<draw:control text:anchor-type="as-char" draw:z-index="8" draw:name="field_Byte" draw:style-name="gr4" draw:text-style-name="P4" svg:width="1.8551in" svg:height="0.1614in" draw:control="control7"/></text:p>
      <text:p text:style-name="P2">System.Char field_Char:<draw:control text:anchor-type="as-char" draw:z-index="9" draw:name="field_Char" draw:style-name="gr4" draw:text-style-name="P4" svg:width="1.8551in" svg:height="0.1614in" draw:control="control8"/></text:p>
      <text:p text:style-name="P2">System.Char[] field_Char_Array:<draw:control text:anchor-type="as-char" draw:z-index="10" draw:name="field_Char_Array" draw:style-name="gr4" draw:text-style-name="P4" svg:width="1.8551in" svg:height="0.1614in" draw:control="control9"/></text:p>
      <text:p text:style-name="P2">System.DateTime field_DateTime:<draw:control text:anchor-type="as-char" draw:z-index="15" draw:style-name="gr5" draw:text-style-name="P4" svg:width="0.8913in" svg:height="0.1732in" draw:control="control14"/></text:p>
      <text:p text:style-name="P2">System.Decimal field_Decimal:<draw:control text:anchor-type="as-char" draw:z-index="16" draw:style-name="gr4" draw:text-style-name="P4" svg:width="0.5689in" svg:height="0.1949in" draw:control="control15"/></text:p>
      <text:p text:style-name="P2">System.Double field_Double:<draw:control text:anchor-type="as-char" draw:z-index="17" draw:style-name="gr4" draw:text-style-name="P4" svg:width="0.028in" svg:height="0.0012in" draw:control="control16"/><draw:control text:anchor-type="as-char" draw:z-index="18" draw:style-name="gr4" draw:text-style-name="P4" svg:width="0.5689in" svg:height="0.1949in" draw:control="control17"/></text:p>
      <text:p text:style-name="P2">System.Int16 field_Int16:<draw:control text:anchor-type="as-char" draw:z-index="19" draw:style-name="gr4" draw:text-style-name="P4" svg:width="0.5689in" svg:height="0.1949in" draw:control="control18"/></text:p>
      <text:p text:style-name="P2">System.Int32 field_Int32:<draw:control text:anchor-type="as-char" draw:z-index="20" draw:style-name="gr4" draw:text-style-name="P4" svg:width="0.5689in" svg:height="0.1949in" draw:control="control19"/></text:p>
      <text:p text:style-name="P2">System.Int64 field_Int64:<draw:control text:anchor-type="as-char" draw:z-index="21" draw:style-name="gr4" draw:text-style-name="P4" svg:width="0.5689in" svg:height="0.1949in" draw:control="control20"/></text:p>
      <text:p text:style-name="P2">System.Nullable`1[System.Boolean] field_Boolean_Nullable:<draw:control text:anchor-type="as-char" draw:z-index="37" draw:style-name="gr7" draw:text-style-name="P4" svg:width="2.6406in" svg:height="0.1622in" draw:control="control36"/></text:p>
      <text:p text:style-name="P2">System.Nullable`1[System.Byte] field_Byte_Nullable:<draw:control text:anchor-type="as-char" draw:z-index="11" draw:style-name="gr4" draw:text-style-name="P4" svg:width="1.8551in" svg:height="0.1614in" draw:control="control10"/></text:p>
      <text:p text:style-name="P2">System.Nullable`1[System.Char] field_Char_Nullable:<draw:control text:anchor-type="as-char" draw:z-index="12" draw:style-name="gr4" draw:text-style-name="P4" svg:width="1.8551in" svg:height="0.1614in" draw:control="control11"/></text:p>
      <text:p text:style-name="P2">System.Nullable`1[System.DateTime] field_DateTime_Nullable:<draw:control text:anchor-type="as-char" draw:z-index="35" draw:style-name="gr5" draw:text-style-name="P4" svg:width="0.8913in" svg:height="0.1732in" draw:control="control34"/></text:p>
      <text:p text:style-name="P2">System.Nullable`1[System.Decimal] field_Decimal_Nullable:<draw:control text:anchor-type="as-char" draw:z-index="34" draw:style-name="gr4" draw:text-style-name="P4" svg:width="0.5689in" svg:height="0.1949in" draw:control="control33"/></text:p>
      <text:p text:style-name="P2">System.Nullable`1[System.Double] field_Double_Nullable:<draw:control text:anchor-type="as-char" draw:z-index="33" draw:style-name="gr4" draw:text-style-name="P4" svg:width="0.5689in" svg:height="0.1949in" draw:control="control32"/></text:p>
      <text:p text:style-name="P2">System.Nullable`1[System.Int16] field_Int16_Nullable:<draw:control text:anchor-type="as-char" draw:z-index="32" draw:style-name="gr4" draw:text-style-name="P4" svg:width="0.5689in" svg:height="0.1949in" draw:control="control31"/></text:p>
      <text:p text:style-name="P2">System.Nullable`1[System.Int32] field_Int32_Nullable:<draw:control text:anchor-type="as-char" draw:z-index="31" draw:style-name="gr4" draw:text-style-name="P4" svg:width="0.5689in" svg:height="0.1949in" draw:control="control30"/></text:p>
      <text:p text:style-name="P2">System.Nullable`1[System.Int64] field_Int64_Nullable:<draw:control text:anchor-type="as-char" draw:z-index="30" draw:style-name="gr4" draw:text-style-name="P4" svg:width="0.5689in" svg:height="0.1949in" draw:control="control29"/></text:p>
      <text:p text:style-name="P2">System.Nullable`1[System.SByte] field_SByte_Nullable:<draw:control text:anchor-type="as-char" draw:z-index="13" draw:style-name="gr4" draw:text-style-name="P4" svg:width="1.8551in" svg:height="0.1614in" draw:control="control12"/></text:p>
      <text:p text:style-name="P2">System.Nullable`1[System.Single] field_Single_Nullable:<draw:control text:anchor-type="as-char" draw:z-index="29" draw:style-name="gr4" draw:text-style-name="P4" svg:width="0.5689in" svg:height="0.1949in" draw:control="control28"/></text:p>
      <text:p text:style-name="P2">System.Nullable`1[System.UInt16] field_UInt16_Nullable:<draw:control text:anchor-type="as-char" draw:z-index="28" draw:style-name="gr4" draw:text-style-name="P4" svg:width="0.5689in" svg:height="0.1949in" draw:control="control27"/></text:p>
      <text:p text:style-name="P2">System.Nullable`1[System.UInt32] field_UInt32_Nullable:<draw:control text:anchor-type="as-char" draw:z-index="27" draw:style-name="gr4" draw:text-style-name="P4" svg:width="0.5689in" svg:height="0.1949in" draw:control="control26"/></text:p>
      <text:p text:style-name="P2">System.Nullable`1[System.UInt64] field_UInt64_Nullable:<draw:control text:anchor-type="as-char" draw:z-index="26" draw:style-name="gr4" draw:text-style-name="P4" svg:width="0.5689in" svg:height="0.1949in" draw:control="control25"/></text:p>
      <text:p text:style-name="P2"><text:soft-page-break/>System.SByte field_SByte:<draw:control text:anchor-type="as-char" draw:z-index="14" draw:style-name="gr4" draw:text-style-name="P4" svg:width="1.8551in" svg:height="0.1614in" draw:control="control13"/></text:p>
      <text:p text:style-name="P2">System.Single field_Single:<draw:control text:anchor-type="as-char" draw:z-index="25" draw:style-name="gr4" draw:text-style-name="P4" svg:width="0.5689in" svg:height="0.1949in" draw:control="control24"/></text:p>
      <text:p text:style-name="P2">System.String field_String:</text:p>
      <text:p text:style-name="P2"><draw:control text:anchor-type="paragraph" draw:z-index="24" draw:style-name="gr6" draw:text-style-name="P4" svg:width="0.5689in" svg:height="0.1949in" svg:x="0in" svg:y="0in" draw:control="control23"/>System.UInt16 field_UInt16:</text:p>
      <text:p text:style-name="P2">System.UInt32 field_UInt32:<draw:control text:anchor-type="as-char" draw:z-index="23" draw:style-name="gr4" draw:text-style-name="P4" svg:width="0.5689in" svg:height="0.1949in" draw:control="control22"/></text:p>
      <text:p text:style-name="P3"><text:span text:style-name="T1">System.UInt64 field_UInt64:</text:span><text:span text:style-name="T1"><draw:control text:anchor-type="as-char" draw:z-index="22" draw:style-name="gr4" draw:text-style-name="P4" svg:width="0.5689in" svg:height="0.1949in" draw:control="control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09T15:56:59.15</meta:creation-date>
    <dc:date>2017-09-25T20:57:43.33</dc:date>
    <meta:editing-duration>PT1H3M22S</meta:editing-duration>
    <meta:editing-cycles>8</meta:editing-cycles>
    <meta:generator>OpenOffice/4.1.3$Win32 OpenOffice.org_project/413m1$Build-9783</meta:generator>
    <meta:document-statistic meta:table-count="0" meta:image-count="2" meta:object-count="0" meta:page-count="2" meta:paragraph-count="37" meta:word-count="67" meta:character-count="1275"/>
  </office:meta>
</office:document-meta>
</file>